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MS Gothic1" svg:font-family="'MS Gothi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305cm" style:rel-column-width="5031*"/>
    </style:style>
    <style:style style:name="Tabela1.B" style:family="table-column">
      <style:table-column-properties style:column-width="15.695cm" style:rel-column-width="60504*"/>
    </style:style>
    <style:style style:name="Tabela1.A1" style:family="table-cell">
      <style:table-cell-properties style:writing-mode="page"/>
    </style:style>
    <style:style style:name="Tabela1.A2" style:family="table-cell" style:data-style-name="N0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style:writing-mode="page"/>
    </style:style>
    <style:style style:name="Tabela2.B2" style:family="table-cell" style:data-style-name="N0">
      <style:table-cell-properties style:writing-mode="page"/>
    </style:style>
    <style:style style:name="P1" style:family="paragraph" style:parent-style-name="Text_20_body">
      <style:text-properties officeooo:rsid="000cc48b" officeooo:paragraph-rsid="000cc48b"/>
    </style:style>
    <style:style style:name="P2" style:family="paragraph" style:parent-style-name="Text_20_body">
      <style:text-properties officeooo:rsid="000d7edb" officeooo:paragraph-rsid="000d7edb"/>
    </style:style>
    <style:style style:name="P3" style:family="paragraph" style:parent-style-name="Text_20_body">
      <style:text-properties officeooo:rsid="000f29d3" officeooo:paragraph-rsid="000f29d3"/>
    </style:style>
    <style:style style:name="P4" style:family="paragraph" style:parent-style-name="Text_20_body">
      <style:text-properties officeooo:rsid="0011d143" officeooo:paragraph-rsid="0011d143"/>
    </style:style>
    <style:style style:name="P5" style:family="paragraph" style:parent-style-name="Text_20_body">
      <style:text-properties officeooo:rsid="00123a63" officeooo:paragraph-rsid="00123a63"/>
    </style:style>
    <style:style style:name="P6" style:family="paragraph" style:parent-style-name="Table_20_Contents">
      <style:text-properties officeooo:rsid="000f29d3"/>
    </style:style>
    <style:style style:name="P7" style:family="paragraph" style:parent-style-name="Table_20_Contents">
      <style:text-properties officeooo:rsid="000f29d3" officeooo:paragraph-rsid="000f29d3"/>
    </style:style>
    <style:style style:name="P8" style:family="paragraph" style:parent-style-name="Table_20_Contents">
      <style:text-properties officeooo:rsid="00109734" officeooo:paragraph-rsid="00109734"/>
    </style:style>
    <style:style style:name="P9" style:family="paragraph" style:parent-style-name="Table_20_Contents">
      <style:text-properties officeooo:rsid="00137a92" officeooo:paragraph-rsid="00137a92"/>
    </style:style>
    <style:style style:name="P10" style:family="paragraph" style:parent-style-name="Text_20_body">
      <style:text-properties officeooo:rsid="00137a92" officeooo:paragraph-rsid="00137a92"/>
    </style:style>
    <style:style style:name="P11" style:family="paragraph" style:parent-style-name="Text_20_body" style:list-style-name="L1">
      <style:text-properties officeooo:paragraph-rsid="00164114"/>
    </style:style>
    <style:style style:name="P12" style:family="paragraph" style:parent-style-name="Text_20_body">
      <style:text-properties officeooo:paragraph-rsid="00164114"/>
    </style:style>
    <style:style style:name="P13" style:family="paragraph" style:parent-style-name="Text_20_body" style:list-style-name="L2">
      <style:text-properties officeooo:paragraph-rsid="00164114"/>
    </style:style>
    <style:style style:name="P14" style:family="paragraph" style:parent-style-name="Text_20_body">
      <style:text-properties officeooo:rsid="0017a2ec" officeooo:paragraph-rsid="0017a2ec"/>
    </style:style>
    <style:style style:name="P15" style:family="paragraph" style:parent-style-name="Text_20_body" style:list-style-name="L4">
      <style:text-properties officeooo:rsid="0017a2ec" officeooo:paragraph-rsid="0017b2c2"/>
    </style:style>
    <style:style style:name="P16" style:family="paragraph" style:parent-style-name="Text_20_body" style:list-style-name="L4">
      <style:text-properties officeooo:rsid="0017b2c2" officeooo:paragraph-rsid="0017b2c2"/>
    </style:style>
    <style:style style:name="P17" style:family="paragraph" style:parent-style-name="Text_20_body">
      <style:text-properties officeooo:rsid="0017b2c2" officeooo:paragraph-rsid="0017b2c2"/>
    </style:style>
    <style:style style:name="P18" style:family="paragraph" style:parent-style-name="Text_20_body" style:list-style-name="L5">
      <style:text-properties officeooo:rsid="0017b2c2" officeooo:paragraph-rsid="0017b2c2"/>
    </style:style>
    <style:style style:name="P19" style:family="paragraph" style:parent-style-name="Text_20_body" style:list-style-name="L6">
      <style:text-properties officeooo:rsid="0017b2c2" officeooo:paragraph-rsid="0017b2c2"/>
    </style:style>
    <style:style style:name="P20" style:family="paragraph" style:parent-style-name="Treść_20_tekstu2" style:list-style-name="L3"/>
    <style:style style:name="P21" style:family="paragraph" style:parent-style-name="Treść_20_tekstu2" style:list-style-name="L3">
      <style:text-properties officeooo:paragraph-rsid="00164114"/>
    </style:style>
    <style:style style:name="P22" style:family="paragraph" style:parent-style-name="Treść_20_tekstu2" style:list-style-name="L3">
      <style:text-properties officeooo:paragraph-rsid="0017a2ec"/>
    </style:style>
    <style:style style:name="P23" style:family="paragraph" style:parent-style-name="Treść_20_tekstu2">
      <style:text-properties officeooo:paragraph-rsid="0017a2ec"/>
    </style:style>
    <style:style style:name="T1" style:family="text">
      <style:text-properties officeooo:rsid="000d7edb"/>
    </style:style>
    <style:style style:name="T2" style:family="text">
      <style:text-properties fo:color="#800080" loext:opacity="100%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7a2ec"/>
    </style:style>
    <style:style style:name="T5" style:family="text">
      <style:text-properties fo:color="#000000" loext:opacity="100%" style:font-name="Liberation Serif"/>
    </style:style>
    <style:style style:name="T6" style:family="text">
      <style:text-properties fo:color="#000000" loext:opacity="100%" style:font-name="Liberation Serif" officeooo:rsid="00137a92"/>
    </style:style>
    <style:style style:name="T7" style:family="text">
      <style:text-properties fo:color="#000000" loext:opacity="100%" style:font-name="Liberation Serif" officeooo:rsid="00164114"/>
    </style:style>
    <style:style style:name="T8" style:family="text">
      <style:text-properties fo:color="#000000" loext:opacity="100%" style:font-name="Liberation Serif" officeooo:rsid="00164114" style:font-name-asian="MS Gothic1" style:font-name-complex="Liberation Mono"/>
    </style:style>
    <style:style style:name="T9" style:family="text">
      <style:text-properties officeooo:rsid="0017b2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2.1 Wojownik</text:h>
      <text:p text:style-name="P1">Fantasy/Baśń: Wojownik, rycerz, barbarzyńca, żołnierz, walkyria.</text:p>
      <text:p text:style-name="P1">Współczesność/Horror/Romans: policjant, żołnierz, strażnik, detektyw, ochroniarz, atleta.</text:p>
      <text:p text:style-name="P1">Science fiction: oficer bezpieczeństwa, wojownik, żołnierz, najemnik, </text:p>
      <text:p text:style-name="P1">Superhero/Post-apokalipsa: bohater </text:p>
      <text:p text:style-name="P1">Jesteś dobrzym sprzymierzeńcem w potyczce. Wiesz, jak korzystać z broni i chronić siebie. W zależności od konwencji i settingu, może to znaczyć, że nosisz miecz i tarczę na arenie gladiatorów, posiadasz karabin maszynowy i zestaw granatów przydatne w wymianie ognia, lub posiadasz blastera i zasilany pancerz, z których korzystasz na obcej planecie.</text:p>
      <text:p text:style-name="P1">Rola w grze: Wojownicy są fizyczni i zorientowani na akcję. Cześciej rozwiązują problemy, korzystając z siły, niż na inne sposoby, i często wybierają najprostszą drogę do osiągnięcia swoich celów. </text:p>
      <text:p text:style-name="P1">Rola w drużynie: Wojownicy najczęściej zadają i biorą na klatę najwięcej obrażeń w bitwie. To od nich zależy obrona reszty członków drużyny przed atakami. To czasami oznacza, że wojownicy bywają liderami, przynajmniej w walce i w obliczu innych niebezpieczeństw.</text:p>
      <text:p text:style-name="P1">Rola społeczna: <text:span text:style-name="T1">Wojownicy nie zawsze są żołnierzami lub najemnikami. Każdy, kto jest gotów do odrobinę przemocy w swoim życiu, lub choćby jej potencjał, może być Wojownikiem, mówiąc ogólnikowo. Wliczają się w to strażnicy, policjanci, marynarze lub ludzie innych profesji, którzy wiedzą, jak się bronić.</text:span></text:p>
      <text:p text:style-name="P2">Zaawansowani Wojownicy: W miarę, jak wojownicy awansują na poziomy, ich umiejętności bitewne – zarówno obrony, jak i ataku – zwiększają się do niemożliwych poziomów. Na wyższych poziomach, mogą oni często przeciwstawić się grupom wrogów lub stanąć 1-na-1 przeciwko dowolnemu przeciwnikowi.</text:p>
      <text:p text:style-name="P3">Historia Wojownika</text:p>
      <text:p text:style-name="P3">Twój typ pomaga Ci określić połączenie Twojej postaci z settingiem. Rzuć k20 lub wybierz z poniższej listy, by określić pewien fakt odnośnie Twojej historii, który łączy Twoją postać ze światem. Możesz także stworzyć swój własny fakt historyczny.</text:p>
      <table:table table:name="Tabela1" table:style-name="Tabela1">
        <table:table-column table:style-name="Tabela1.A"/>
        <table:table-column table:style-name="Tabela1.B"/>
        <table:table-row table:style-name="TableLine2450291313296">
          <table:table-cell table:style-name="Tabela1.A1" office:value-type="string">
            <text:p text:style-name="P7">k20</text:p>
          </table:table-cell>
          <table:table-cell table:style-name="Tabela1.A1" office:value-type="string">
            <text:p text:style-name="P7">Fakt historyczny</text:p>
          </table:table-cell>
        </table:table-row>
        <table:table-row table:style-name="TableLine2450291320912">
          <table:table-cell table:style-name="Tabela1.A2" office:value-type="float" office:value="1">
            <text:p text:style-name="P7">1</text:p>
          </table:table-cell>
          <table:table-cell table:style-name="Tabela1.A1" office:value-type="string">
            <text:p text:style-name="P7">Byłeś w armii i dalej masz przyjaciół, którzy tam są. Twój były dowódca dobrze Cię pamięta.</text:p>
          </table:table-cell>
        </table:table-row>
        <table:table-row table:style-name="TableLine2450291316560">
          <table:table-cell table:style-name="Tabela1.A2" office:value-type="float" office:value="2">
            <text:p text:style-name="P7">2</text:p>
          </table:table-cell>
          <table:table-cell table:style-name="Tabela1.A1" office:value-type="string">
            <text:p text:style-name="P7">Byłeś ochroniarzem bogatej kobiety, która oskarżyła Cię o kradzież. Opuściłeś jej służbę w cieniu podejrzeń.</text:p>
          </table:table-cell>
        </table:table-row>
        <table:table-row table:style-name="TableLine2450291314112">
          <table:table-cell table:style-name="Tabela1.A2" office:value-type="float" office:value="3">
            <text:p text:style-name="P7">3</text:p>
          </table:table-cell>
          <table:table-cell table:style-name="Tabela1.A1" office:value-type="string">
            <text:p text:style-name="P7">Byłeś ochroniarzem lokalnego baru, i właściciele pamiętają Cię.</text:p>
          </table:table-cell>
        </table:table-row>
        <table:table-row table:style-name="TableLine2450291307312">
          <table:table-cell table:style-name="Tabela1.A2" office:value-type="float" office:value="4">
            <text:p text:style-name="P7">4</text:p>
          </table:table-cell>
          <table:table-cell table:style-name="Tabela1.A1" office:value-type="string">
            <text:p text:style-name="P7">Trenowałeś z szanowanym mentorem. Trzyma on Cię w estymie, ale ma wielu wrogów.</text:p>
          </table:table-cell>
        </table:table-row>
        <table:table-row table:style-name="TableLine2450291311664">
          <table:table-cell table:style-name="Tabela1.A2" office:value-type="float" office:value="5">
            <text:p text:style-name="P7">5</text:p>
          </table:table-cell>
          <table:table-cell table:style-name="Tabela1.A1" office:value-type="string">
            <text:p text:style-name="P7">Trenowałeś w odosobnionym zakonie. Mnisi myślą o Tobie jak o bracie, ale dla wszystkich innych jesteś obcym.</text:p>
          </table:table-cell>
        </table:table-row>
        <table:table-row table:style-name="TableLine2450291312208">
          <table:table-cell table:style-name="Tabela1.A2" office:value-type="float" office:value="6">
            <text:p text:style-name="P7">6</text:p>
          </table:table-cell>
          <table:table-cell table:style-name="Tabela1.A1" office:value-type="string">
            <text:p text:style-name="P6">Nie masz formalnego wyszkolenia. Twoje zdolności po prostu są (naturalnie bądź nie).</text:p>
          </table:table-cell>
        </table:table-row>
        <table:table-row table:style-name="TableLine2450291318192">
          <table:table-cell table:style-name="Tabela1.A2" office:value-type="float" office:value="7">
            <text:p text:style-name="P7">7</text:p>
          </table:table-cell>
          <table:table-cell table:style-name="Tabela1.A1" office:value-type="string">
            <text:p text:style-name="P7">Spędziłeś czas na ulicach i byłeś przez pewien czas w więzieniu.</text:p>
          </table:table-cell>
        </table:table-row>
        <table:table-row table:style-name="TableLine2450291319552">
          <table:table-cell table:style-name="Tabela1.A2" office:value-type="float" office:value="8">
            <text:p text:style-name="P7">8</text:p>
          </table:table-cell>
          <table:table-cell table:style-name="Tabela1.A1" office:value-type="string">
            <text:p text:style-name="P7">Zapisano Cię do służby wojskowej, ale uciekłeś po niedługim czasie.</text:p>
          </table:table-cell>
        </table:table-row>
        <table:table-row table:style-name="TableLine2450291312480">
          <table:table-cell table:style-name="Tabela1.A2" office:value-type="float" office:value="9">
            <text:p text:style-name="P7">9</text:p>
          </table:table-cell>
          <table:table-cell table:style-name="Tabela1.A1" office:value-type="string">
            <text:p text:style-name="P8">Służyłeś jako ochroniarz dla potężnego kryminalisty, który teraz jest CI winny życie.</text:p>
          </table:table-cell>
        </table:table-row>
        <table:table-row table:style-name="TableLine2450291313840">
          <table:table-cell table:style-name="Tabela1.A2" office:value-type="float" office:value="10">
            <text:p text:style-name="P8">10</text:p>
          </table:table-cell>
          <table:table-cell table:style-name="Tabela1.A1" office:value-type="string">
            <text:p text:style-name="P8">Pracowałeś jako oficer policji lub detektyw. Każdy Cię zna, ale opinie o Tobie są różne.</text:p>
          </table:table-cell>
        </table:table-row>
        <text:soft-page-break/>
        <table:table-row table:style-name="TableLine2450291317648">
          <table:table-cell table:style-name="Tabela1.A2" office:value-type="float" office:value="11">
            <text:p text:style-name="P8">11</text:p>
          </table:table-cell>
          <table:table-cell table:style-name="Tabela1.A1" office:value-type="string">
            <text:p text:style-name="P8">Twoje starsze rodzeństwo to niesłynna postać, która żyje w hańbie. </text:p>
          </table:table-cell>
        </table:table-row>
        <table:table-row table:style-name="TableLine2450291319824">
          <table:table-cell table:style-name="Tabela1.A2" office:value-type="float" office:value="12">
            <text:p text:style-name="P8">12</text:p>
          </table:table-cell>
          <table:table-cell table:style-name="Tabela1.A1" office:value-type="string">
            <text:p text:style-name="P8">Służyłeś jako strażnik komuś, kto dużo podróżował. Znasz ludzi w wielu miejscach.</text:p>
          </table:table-cell>
        </table:table-row>
        <table:table-row table:style-name="TableLine2450291321728">
          <table:table-cell table:style-name="Tabela1.A2" office:value-type="float" office:value="13">
            <text:p text:style-name="P8">13</text:p>
          </table:table-cell>
          <table:table-cell table:style-name="Tabela1.A1" office:value-type="string">
            <text:p text:style-name="P8">Twój najlepszy przyjaciel to nauczyciel lub badacz. Jest on świetnym źródłem wiedzy.</text:p>
          </table:table-cell>
        </table:table-row>
        <table:table-row table:style-name="TableLine2450291331520">
          <table:table-cell table:style-name="Tabela1.A2" office:value-type="float" office:value="14">
            <text:p text:style-name="P8">14</text:p>
          </table:table-cell>
          <table:table-cell table:style-name="Tabela1.A1" office:value-type="string">
            <text:p text:style-name="P8">Ty i Twój przyjaciel palicie ten sam rodzaj rzadkiego, drogiego tytoniu. Spotykacie się co tydzień, by porozmawiać i zapalić.</text:p>
          </table:table-cell>
        </table:table-row>
        <table:table-row table:style-name="TableLine2450291338320">
          <table:table-cell table:style-name="Tabela1.A2" office:value-type="float" office:value="15">
            <text:p text:style-name="P8">15</text:p>
          </table:table-cell>
          <table:table-cell table:style-name="Tabela1.A1" office:value-type="string">
            <text:p text:style-name="P8">Twój wuj prowadzi teatr w mieśćie. Znasz wszystkich aktorów i masz wolny wstęp na występy.</text:p>
          </table:table-cell>
        </table:table-row>
        <table:table-row table:style-name="TableLine2450291326896">
          <table:table-cell table:style-name="Tabela1.A2" office:value-type="float" office:value="16">
            <text:p text:style-name="P8">16</text:p>
          </table:table-cell>
          <table:table-cell table:style-name="Tabela1.A1" office:value-type="string">
            <text:p text:style-name="P8">Twój przyjaciel-rzemieślnik czasami prosi Cię o pomoc. Jednakże, płaci on dobrze.</text:p>
          </table:table-cell>
        </table:table-row>
        <table:table-row table:style-name="TableLine2450291336416">
          <table:table-cell table:style-name="Tabela1.A2" office:value-type="float" office:value="17">
            <text:p text:style-name="P8">17</text:p>
          </table:table-cell>
          <table:table-cell table:style-name="Tabela1.A1" office:value-type="string">
            <text:p text:style-name="P8">Twój mentor napisał książkę o sztukach walki. Czasami ludzie pragną Cię odszukać i zapytać o jej dziwne zapisy.</text:p>
          </table:table-cell>
        </table:table-row>
        <table:table-row table:style-name="TableLine2450291339136">
          <table:table-cell table:style-name="Tabela1.A2" office:value-type="float" office:value="18">
            <text:p text:style-name="P8">18</text:p>
          </table:table-cell>
          <table:table-cell table:style-name="Tabela1.A1" office:value-type="string">
            <text:p text:style-name="P8">Ktoś, z kim walczyłeś ramię w ramię w armii, teraz jest burmistrzem lokalnego miasteczka.</text:p>
          </table:table-cell>
        </table:table-row>
        <table:table-row table:style-name="TableLine2450291333152">
          <table:table-cell table:style-name="Tabela1.A2" office:value-type="float" office:value="19">
            <text:p text:style-name="P8">19</text:p>
          </table:table-cell>
          <table:table-cell table:style-name="Tabela1.A1" office:value-type="string">
            <text:p text:style-name="P8">Ocaliłeś życie rodziny, gdy jej dom płonął. Mają oni u Ciebie dług, a ich sąsiedzi traktują Ciebie jak bohatera.</text:p>
          </table:table-cell>
        </table:table-row>
        <table:table-row table:style-name="TableLine2450291331792">
          <table:table-cell table:style-name="Tabela1.A2" office:value-type="float" office:value="20">
            <text:p text:style-name="P8">20</text:p>
          </table:table-cell>
          <table:table-cell table:style-name="Tabela1.A1" office:value-type="string">
            <text:p text:style-name="P8">Twój stary trener dalej spodziewa się, że wrócisz i sprzątniesz po jego zajęciach, gdy to robisz, dzieli się on z Tobą okazjonalnie ciekawymi plotkami.</text:p>
          </table:table-cell>
        </table:table-row>
      </table:table>
      <text:p text:style-name="P3"/>
      <text:p text:style-name="P4">WOJOWNIK – WTRĄCENIA GRACZA</text:p>
      <text:p text:style-name="P5">Możesz wydać 1 PD by skorzystać z poniższych wtrąceń gracza, jeśli jest to stosowne do sytuacji, a MG się zgodzi.</text:p>
      <text:p text:style-name="P5">Perfekcyjna pozycja: Walczysz przynajmniej z trzema wrogami i każdy z nich stoi w odpowiednim miejscu, możesz więc wykorzystać ruch, który ćwiczyłeś dawno temu, co pozwala Ci zaatakować wszystkich trzech w jednej akcji. Wykonaj odrębne rzuty na atak dla kazego z wrogów. Jesteś ograniczony Wysiłkiem, który możesz wykorzystać w jednej akcji.</text:p>
      <text:p text:style-name="P5">Stary Przyjaciel: Towarzysz borni z przeszłości pojawia sięnagle i pomaga w tym, co teraz robisz. Jest on na własnej misji i nie może zostać dłużej niż czas potrzebny na udzielenie pomocy, porozmawianie przez chwilę i być może na wspólne zjedzenie szybkiego posiłku.</text:p>
      <text:p text:style-name="Text_20_body">Słabość Broni: Broń Twojego przeciwnika ma słaby punkt. Podczas walki, szybko się ona psuje i spada o dwa stopnie w dół na <text:span text:style-name="Source_20_Text"><text:span text:style-name="T2">liczniku obrażeń przedmiotu</text:span></text:span>.</text:p>
      <text:p text:style-name="P10">PULE STATYSTYK WOJOWNIKA</text:p>
      <table:table table:name="Tabela2" table:style-name="Tabela2">
        <table:table-column table:style-name="Tabela2.A" table:number-columns-repeated="2"/>
        <table:table-row table:style-name="TableLine2452152617952">
          <table:table-cell table:style-name="Tabela2.A1" office:value-type="string">
            <text:p text:style-name="P9">Statystyka</text:p>
          </table:table-cell>
          <table:table-cell table:style-name="Tabela2.A1" office:value-type="string">
            <text:p text:style-name="P9">Wartość Startowa Puli</text:p>
          </table:table-cell>
        </table:table-row>
        <table:table-row table:style-name="TableLine2452152617952">
          <table:table-cell table:style-name="Tabela2.A1" office:value-type="string">
            <text:p text:style-name="P9">Moc</text:p>
          </table:table-cell>
          <table:table-cell table:style-name="Tabela2.B2" office:value-type="float" office:value="10">
            <text:p text:style-name="P9">10</text:p>
          </table:table-cell>
        </table:table-row>
        <table:table-row table:style-name="TableLine2452152617952">
          <table:table-cell table:style-name="Tabela2.A1" office:value-type="string">
            <text:p text:style-name="P9">Szybkość</text:p>
          </table:table-cell>
          <table:table-cell table:style-name="Tabela2.B2" office:value-type="float" office:value="10">
            <text:p text:style-name="P9">10</text:p>
          </table:table-cell>
        </table:table-row>
        <table:table-row table:style-name="TableLine2452152617952">
          <table:table-cell table:style-name="Tabela2.A1" office:value-type="string">
            <text:p text:style-name="P9">Intelekt</text:p>
          </table:table-cell>
          <table:table-cell table:style-name="Tabela2.B2" office:value-type="float" office:value="8">
            <text:p text:style-name="P9">8</text:p>
          </table:table-cell>
        </table:table-row>
      </table:table>
      <text:p text:style-name="P10"/>
      <text:p text:style-name="P10">Otrzymujesz dodatkowe 6 punktów do podziału pomiędzy Pule, jakkolwiek sobie życzysz.</text:p>
      <text:p text:style-name="P10">WOJOWNIK PIERWSZEGO POZIOMU</text:p>
      <text:p text:style-name="P10">Pierwszo-poziomowi wojownicy mają następujące zdolności:</text:p>
      <text:p text:style-name="P10">Wysiłek: Twój Wysiłek to 1.</text:p>
      <text:p text:style-name="P10">Fizyczna Natura: Masz Skupienie w Mocy 1 i Skupienie w Szybkości 0 lub Skupienie w Mocy 0 i Skupienie w Szybkości 1. Niezależnie od tego, Twoje Skupienie w Intelekcie to 0.</text:p>
      <text:p text:style-name="P10">Korzystanie z Cypherów: Możesz nosić dwa Cyphery w danym czasie.</text:p>
      <text:p text:style-name="P10"><text:soft-page-break/>Bronie: Jesteś wytrenowany w lekkich, średnich i ciężkich broniach i nie stosuje siędo Ciebie kara za używanie jakiegokolwiek rodzaju broni. Umożliwienie.</text:p>
      <text:p text:style-name="P10">Początkowy Ekwipunek: Odpowiednie ubranie i dwie bronie Twojego wyboru, plus jeden drogi przedmiot, dwa przedmioty średniej ceny i cztery niedrogie.</text:p>
      <text:p text:style-name="Text_20_body">Specialne Zdolności: Wybierz cztery zdolności z poniższej listy. Nie możesz wybrać tej samej zdolności więcej niż raz, chyba, że jej opis mówi inaczej. Pełny opis wszystkich zdolności znajduje sięw rozdziale <text:span text:style-name="Source_20_Text"><text:span text:style-name="T2">Zdolności</text:span></text:span><text:span text:style-name="Source_20_Text"><text:span text:style-name="T5">, który także zawiera </text:span></text:span><text:span text:style-name="Source_20_Text"><text:span text:style-name="T6">opis Posmaków i zdolności Specjalizacji w pojedynczym, sporym katalogu.</text:span></text:span></text:p>
      <text:list xml:id="list3932247694" text:style-name="L2">
        <text:list-item>
          <text:p text:style-name="P13"><text:span text:style-name="Source_20_Text"><text:span text:style-name="T7">Broń Niepotrzebna</text:span></text:span></text:p>
        </text:list-item>
        <text:list-item>
          <text:p text:style-name="P13"><text:span text:style-name="Source_20_Text"><text:span text:style-name="T7">K</text:span></text:span><text:span text:style-name="Source_20_Text"><text:span text:style-name="T6">ontrol</text:span></text:span><text:span text:style-name="Source_20_Text"><text:span text:style-name="T8">a Bitewna</text:span></text:span></text:p>
        </text:list-item>
        <text:list-item>
          <text:p text:style-name="P13"><text:span text:style-name="Source_20_Text"><text:span text:style-name="T8">Na Straży</text:span></text:span></text:p>
        </text:list-item>
        <text:list-item>
          <text:p text:style-name="P13"><text:span text:style-name="Source_20_Text"><text:span text:style-name="T7">Ogłuszenie</text:span></text:span></text:p>
        </text:list-item>
        <text:list-item>
          <text:p text:style-name="P13"><text:span text:style-name="Source_20_Text"><text:span text:style-name="T7">Szybki Rzut</text:span></text:span></text:p>
        </text:list-item>
        <text:list-item>
          <text:p text:style-name="P13"><text:span text:style-name="Source_20_Text"><text:span text:style-name="T7">Ulepszone Skupienie</text:span></text:span></text:p>
        </text:list-item>
        <text:list-item>
          <text:p text:style-name="P13"><text:span text:style-name="Source_20_Text"><text:span text:style-name="T7">Umiejętności Fizyczne</text:span></text:span></text:p>
        </text:list-item>
        <text:list-item>
          <text:p text:style-name="P13"><text:span text:style-name="Source_20_Text"><text:span text:style-name="T7">Wyszkolony Bez Zbroi</text:span></text:span></text:p>
        </text:list-item>
        <text:list-item>
          <text:p text:style-name="P13"><text:span text:style-name="Source_20_Text"><text:span text:style-name="T7">Wyszkolony w Zbroi</text:span></text:span></text:p>
        </text:list-item>
      </text:list>
      <text:list xml:id="list603706435" text:style-name="L1">
        <text:list-item>
          <text:p text:style-name="P11"><text:span text:style-name="Source_20_Text"><text:span text:style-name="T7">Zamach</text:span></text:span></text:p>
        </text:list-item>
        <text:list-item>
          <text:p text:style-name="P11"><text:span text:style-name="Source_20_Text"><text:span text:style-name="T7">Zdolności bojowe</text:span></text:span></text:p>
        </text:list-item>
      </text:list>
      <text:p text:style-name="P12"><text:span text:style-name="Source_20_Text"><text:span text:style-name="T7">WOJOWNIK DRUGIEGO POZIOMU</text:span></text:span></text:p>
      <text:p text:style-name="Treść_20_tekstu2"><text:span text:style-name="Source_20_Text"><text:span text:style-name="T3">Wybierz dwie zdolności z poniższej lisy (lub z niższego poziomu) i dodaj je do swoich zdolności. Dodatkowo, możesz zamienić jedną ze zdolności niższego poziomu na inną z niższego poziomu.</text:span></text:span></text:p>
      <text:list xml:id="list3708715811" text:style-name="L3">
        <text:list-item>
          <text:p text:style-name="P21"><text:span text:style-name="Source_20_Text"><text:span text:style-name="T3">Krwawienie</text:span></text:span></text:p>
        </text:list-item>
        <text:list-item>
          <text:p text:style-name="P20"><text:span text:style-name="Source_20_Text"><text:span text:style-name="T3">Miażdżący Cios</text:span></text:span></text:p>
        </text:list-item>
        <text:list-item>
          <text:p text:style-name="P22"><text:span text:style-name="Source_20_Text"><text:span text:style-name="T3">Następny Atak</text:span></text:span></text:p>
        </text:list-item>
        <text:list-item>
          <text:p text:style-name="P20"><text:span text:style-name="Source_20_Text"><text:span text:style-name="T3">Przeładowanie</text:span></text:span></text:p>
        </text:list-item>
        <text:list-item>
          <text:p text:style-name="P20"><text:span text:style-name="Source_20_Text"><text:span text:style-name="T3">Umiejętny Atak</text:span></text:span></text:p>
        </text:list-item>
        <text:list-item>
          <text:p text:style-name="P20"><text:span text:style-name="Source_20_Text"><text:span text:style-name="T3">Umiejętna Obrona</text:span></text:span></text:p>
        </text:list-item>
      </text:list>
      <text:p text:style-name="P23"><text:span text:style-name="Source_20_Text"><text:span text:style-name="T4">WOJOWNIK TRZECIEGO POZIOMU</text:span></text:span></text:p>
      <text:p text:style-name="P14">Wybierz trzy zdolności z poniższej listy (lub z niższego poziomu) i dodaj je do swoich zdolności. Dodatkowo, możesz zamienić jedną ze zdolności niższego poziomu na inną z niższego poziomu.</text:p>
      <text:list xml:id="list1291201423" text:style-name="L4">
        <text:list-item>
          <text:p text:style-name="P16">Chwytaj Moment</text:p>
        </text:list-item>
        <text:list-item>
          <text:p text:style-name="P16">Cięcie</text:p>
        </text:list-item>
        <text:list-item>
          <text:p text:style-name="P16">Cios z Wyciągnięciem</text:p>
        </text:list-item>
        <text:list-item>
          <text:p text:style-name="P16"><text:soft-page-break/>Czujność</text:p>
        </text:list-item>
        <text:list-item>
          <text:p text:style-name="P16">Ekspercki Użytkownik Cypherów</text:p>
        </text:list-item>
        <text:list-item>
          <text:p text:style-name="P15">Fur<text:span text:style-name="T9">ia</text:span></text:p>
        </text:list-item>
        <text:list-item>
          <text:p text:style-name="P16">Odporność na Energię</text:p>
        </text:list-item>
        <text:list-item>
          <text:p text:style-name="P16">Ostrzał Ciągły</text:p>
        </text:list-item>
        <text:list-item>
          <text:p text:style-name="P16">Podwójny Strzał</text:p>
        </text:list-item>
        <text:list-item>
          <text:p text:style-name="P16">Przywykły do Noszenia Zbroi</text:p>
        </text:list-item>
        <text:list-item>
          <text:p text:style-name="P15">Re<text:span text:style-name="T9">akcja</text:span></text:p>
        </text:list-item>
        <text:list-item>
          <text:p text:style-name="P15"><text:span text:style-name="T9">Śmiertelna Salwa</text:span></text:p>
        </text:list-item>
      </text:list>
      <text:p text:style-name="P17">WOJOWNIK CZWARTEGO POZIOMU</text:p>
      <text:p text:style-name="P17">Wybierz dwie z poniższych zdolności (lub z niższego poziomu) i dodaj je do swoich zdolności. Dodatkowo, możesz zamienić jedną z zdolności niższego poziomu na inną z niższego poziomu.</text:p>
      <text:list xml:id="list2292693136" text:style-name="L5">
        <text:list-item>
          <text:p text:style-name="P18">Dodatkowy Wysiłek</text:p>
        </text:list-item>
        <text:list-item>
          <text:p text:style-name="P18">Doświadczony Obrońca</text:p>
        </text:list-item>
        <text:list-item>
          <text:p text:style-name="P18">Finta</text:p>
        </text:list-item>
        <text:list-item>
          <text:p text:style-name="P18">Pęd</text:p>
        </text:list-item>
        <text:list-item>
          <text:p text:style-name="P18">Przełamanie Obrony</text:p>
        </text:list-item>
        <text:list-item>
          <text:p text:style-name="P18">Wycelowanie</text:p>
        </text:list-item>
        <text:list-item>
          <text:p text:style-name="P18">Wyjątkowo Wytrzymały</text:p>
        </text:list-item>
        <text:list-item>
          <text:p text:style-name="P18">Zręczny Wojownik</text:p>
        </text:list-item>
        <text:list-item>
          <text:p text:style-name="P18">Zwiększony Efekt</text:p>
        </text:list-item>
      </text:list>
      <text:p text:style-name="P17">WOJOWNIK PIĄTEGO POZIOMU</text:p>
      <text:p text:style-name="P17">Wybierz trzy zdolności z poniższej listy (lub z niższego poziomu) i dodaj je do swoich zdolności. Dodatkowo, możesz zamienić jedną ze zdolności niższego poziomu na inną zdolność niższego poziomu.</text:p>
      <text:list xml:id="list3653007541" text:style-name="L6">
        <text:list-item>
          <text:p text:style-name="P19">Adroit Cypher Use</text:p>
        </text:list-item>
        <text:list-item>
          <text:p text:style-name="P19">Arc Spray</text:p>
        </text:list-item>
        <text:list-item>
          <text:p text:style-name="P19">Improved Success</text:p>
        </text:list-item>
        <text:list-item>
          <text:p text:style-name="P19">Jump Attack</text:p>
        </text:list-item>
        <text:list-item>
          <text:p text:style-name="P19">Mastery in Armor</text:p>
        </text:list-item>
        <text:list-item>
          <text:p text:style-name="P19">Mastery With Attacks</text:p>
        </text:list-item>
        <text:list-item>
          <text:p text:style-name="P19">Mastery With Defense</text:p>
        </text:list-item>
        <text:list-item>
          <text:p text:style-name="P19">Parry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MS Gothic1" svg:font-family="'MS Gothi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MS Gothic1" style:font-family-asian="'MS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reść_20_tekstu2" style:display-name="Treść tekstu2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1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7T08:57:13.172000000</meta:creation-date>
    <dc:date>2024-02-29T11:14:28.349000000</dc:date>
    <meta:editing-duration>PT52M51S</meta:editing-duration>
    <meta:editing-cycles>8</meta:editing-cycles>
    <meta:generator>LibreOffice/7.1.4.2$Windows_X86_64 LibreOffice_project/a529a4fab45b75fefc5b6226684193eb000654f6</meta:generator>
    <meta:document-statistic meta:table-count="2" meta:image-count="0" meta:object-count="0" meta:page-count="4" meta:paragraph-count="131" meta:word-count="1137" meta:character-count="7394" meta:non-whitespace-character-count="6427"/>
  </office:meta>
</office:document-meta>
</file>